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 fo:border="0.74pt solid #000000"/>
      <style:text-properties style:text-underline-style="none"/>
    </style:style>
    <style:style style:name="ce4" style:family="table-cell" style:parent-style-name="Default">
      <style:table-cell-properties fo:background-color="#81d41a" fo:border="0.74pt solid #000000"/>
    </style:style>
    <style:style style:name="ce10" style:family="table-cell" style:parent-style-name="Default">
      <style:table-cell-properties fo:background-color="#81d41a" fo:border="0.74pt solid #000000"/>
      <style:text-properties style:use-window-font-color="true"/>
    </style:style>
    <style:style style:name="ce11" style:family="table-cell" style:parent-style-name="Default">
      <style:table-cell-properties fo:background-color="#81d41a" fo:border="0.74pt solid #000000"/>
      <style:text-properties fo:color="#ff0000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ff00" fo:border="0.74pt solid #000000"/>
    </style:style>
    <style:style style:name="ce15" style:family="table-cell" style:parent-style-name="Default">
      <style:table-cell-properties fo:background-color="#ffff00" fo:border="0.74pt solid #000000"/>
      <style:text-properties style:use-window-font-color="true"/>
    </style:style>
    <style:style style:name="ce16" style:family="table-cell" style:parent-style-name="Default">
      <style:table-cell-properties fo:background-color="#ffff00" fo:border="0.74pt solid #000000"/>
      <style:text-properties fo:color="#ff0000"/>
    </style:style>
    <style:style style:name="ce17" style:family="table-cell" style:parent-style-name="Default" style:data-style-name="N81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4"/>
        <table:table-column table:style-name="co2" table:number-columns-repeated="6" table:default-cell-style-name="ce6"/>
        <table:table-column table:style-name="co2" table:number-columns-repeated="16371" table:default-cell-style-name="Default"/>
        <table:table-row table:style-name="ro1">
          <table:table-cell table:style-name="ce1" office:value-type="string" calcext:value-type="string">
            <text:p>Pathway</text:p>
          </table:table-cell>
          <table:table-cell table:style-name="ce3" office:value-type="string" calcext:value-type="string">
            <text:p>TP</text:p>
          </table:table-cell>
          <table:table-cell table:style-name="ce3" office:value-type="string" calcext:value-type="string">
            <text:p>FP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Precision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5" office:value-type="string" calcext:value-type="string">
            <text:p>TP_g</text:p>
          </table:table-cell>
          <table:table-cell table:style-name="ce5" office:value-type="string" calcext:value-type="string">
            <text:p>FP_g</text:p>
          </table:table-cell>
          <table:table-cell table:style-name="ce5" office:value-type="string" calcext:value-type="string">
            <text:p>FN_g</text:p>
          </table:table-cell>
          <table:table-cell table:style-name="ce5" office:value-type="string" calcext:value-type="string">
            <text:p>Precision_g</text:p>
          </table:table-cell>
          <table:table-cell table:style-name="ce5" office:value-type="string" calcext:value-type="string">
            <text:p>Recall_g</text:p>
          </table:table-cell>
          <table:table-cell table:style-name="ce5" office:value-type="string" calcext:value-type="string">
            <text:p>F1_g</text:p>
          </table:table-cell>
          <table:table-cell table:style-name="ce1" table:number-columns-repeated="16371"/>
        </table:table-row>
        <table:table-row table:style-name="ro1">
          <table:table-cell office:value-type="string" calcext:value-type="string">
            <text:p>'Citric-acid-cycle-(TCA-cycle)'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4108" calcext:value-type="float">
            <text:p>4108</text:p>
          </table:table-cell>
          <table:table-cell office:value-type="float" office:value="138" calcext:value-type="float">
            <text:p>138</text:p>
          </table:table-cell>
          <table:table-cell office:value-type="float" office:value="0.00387972841901067" calcext:value-type="float">
            <text:p>0.00387972841901067</text:p>
          </table:table-cell>
          <table:table-cell office:value-type="float" office:value="0.103896103896104" calcext:value-type="float">
            <text:p>0.103896103896104</text:p>
          </table:table-cell>
          <table:table-cell office:value-type="float" office:value="0.00748013090229079" calcext:value-type="float">
            <text:p>0.00748013090229079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44661" calcext:value-type="float">
            <text:p>44661</text:p>
          </table:table-cell>
          <table:table-cell office:value-type="float" office:value="138" calcext:value-type="float">
            <text:p>138</text:p>
          </table:table-cell>
          <table:table-cell office:value-type="float" office:value="0.000358126105154778" calcext:value-type="float">
            <text:p>0.000358126105154778</text:p>
          </table:table-cell>
          <table:table-cell office:value-type="float" office:value="0.103896103896104" calcext:value-type="float">
            <text:p>0.103896103896104</text:p>
          </table:table-cell>
          <table:table-cell office:value-type="float" office:value="0.000713791795855547" calcext:value-type="float">
            <text:p>0.00071379179585554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REB-phosphorylation</text:p>
          </table:table-cell>
          <table:table-cell office:value-type="float" office:value="18" calcext:value-type="float">
            <text:p>18</text:p>
          </table:table-cell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  <table:table-cell office:value-type="float" office:value="0.00912316269640142" calcext:value-type="float">
            <text:p>0.00912316269640142</text:p>
          </table:table-cell>
          <table:table-cell office:value-type="float" office:value="0.9" calcext:value-type="float">
            <text:p>0.9</text:p>
          </table:table-cell>
          <table:table-cell office:value-type="float" office:value="0.0180632212744606" calcext:value-type="float">
            <text:p>0.0180632212744606</text:p>
          </table:table-cell>
          <table:table-cell office:value-type="float" office:value="18" calcext:value-type="float">
            <text:p>18</text:p>
          </table:table-cell>
          <table:table-cell office:value-type="float" office:value="6525" calcext:value-type="float">
            <text:p>6525</text:p>
          </table:table-cell>
          <table:table-cell office:value-type="float" office:value="2" calcext:value-type="float">
            <text:p>2</text:p>
          </table:table-cell>
          <table:table-cell office:value-type="float" office:value="0.00275103163686382" calcext:value-type="float">
            <text:p>0.00275103163686382</text:p>
          </table:table-cell>
          <table:table-cell office:value-type="float" office:value="0.9" calcext:value-type="float">
            <text:p>0.9</text:p>
          </table:table-cell>
          <table:table-cell office:value-type="float" office:value="0.0054852963583727" calcext:value-type="float">
            <text:p>0.005485296358372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RKs-are-inactivated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4470" calcext:value-type="float">
            <text:p>447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.0143329658213892" calcext:value-type="float">
            <text:p>0.0143329658213892</text:p>
          </table:table-cell>
          <table:table-cell table:style-name="ce10" office:value-type="float" office:value="0.643564356435644" calcext:value-type="float">
            <text:p>0.643564356435644</text:p>
          </table:table-cell>
          <table:table-cell table:style-name="ce10" office:value-type="float" office:value="0.0280414150129422" calcext:value-type="float">
            <text:p>0.028041415012942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2952" calcext:value-type="float">
            <text:p>2952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0.0146862483311081" calcext:value-type="float">
            <text:p>0.0146862483311081</text:p>
          </table:table-cell>
          <table:table-cell table:style-name="ce15" office:value-type="float" office:value="0.488888888888889" calcext:value-type="float">
            <text:p>0.488888888888889</text:p>
          </table:table-cell>
          <table:table-cell table:style-name="ce15" office:value-type="float" office:value="0.0285158781594297" calcext:value-type="float">
            <text:p>0.02851587815942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Glycolysis-kBase-(kBase.sif mitad de kbSif)'</text:p>
          </table:table-cell>
          <table:table-cell office:value-type="float" office:value="13" calcext:value-type="float">
            <text:p>13</text:p>
          </table:table-cell>
          <table:table-cell office:value-type="float" office:value="6611" calcext:value-type="float">
            <text:p>6611</text:p>
          </table:table-cell>
          <table:table-cell office:value-type="float" office:value="189" calcext:value-type="float">
            <text:p>189</text:p>
          </table:table-cell>
          <table:table-cell office:value-type="float" office:value="0.00196256038647343" calcext:value-type="float">
            <text:p>0.00196256038647343</text:p>
          </table:table-cell>
          <table:table-cell office:value-type="float" office:value="0.0643564356435644" calcext:value-type="float">
            <text:p>0.0643564356435644</text:p>
          </table:table-cell>
          <table:table-cell office:value-type="float" office:value="0.00380896571930853" calcext:value-type="float">
            <text:p>0.00380896571930853</text:p>
          </table:table-cell>
          <table:table-cell office:value-type="float" office:value="13" calcext:value-type="float">
            <text:p>13</text:p>
          </table:table-cell>
          <table:table-cell office:value-type="float" office:value="35520" calcext:value-type="float">
            <text:p>35520</text:p>
          </table:table-cell>
          <table:table-cell office:value-type="float" office:value="189" calcext:value-type="float">
            <text:p>189</text:p>
          </table:table-cell>
          <table:table-cell office:value-type="float" office:value="0.000365857090591844" calcext:value-type="float">
            <text:p>0.000365857090591844</text:p>
          </table:table-cell>
          <table:table-cell office:value-type="float" office:value="0.0643564356435644" calcext:value-type="float">
            <text:p>0.0643564356435644</text:p>
          </table:table-cell>
          <table:table-cell office:value-type="float" office:value="0.000727578004757241" calcext:value-type="float">
            <text:p>0.00072757800475724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HDACs-deacetylate-histones-(pasa-pero-hay-dudas)'</text:p>
          </table:table-cell>
          <table:table-cell office:value-type="float" office:value="108" calcext:value-type="float">
            <text:p>108</text:p>
          </table:table-cell>
          <table:table-cell office:value-type="float" office:value="4162" calcext:value-type="float">
            <text:p>4162</text:p>
          </table:table-cell>
          <table:table-cell office:value-type="float" office:value="4009" calcext:value-type="float">
            <text:p>4009</text:p>
          </table:table-cell>
          <table:table-cell office:value-type="float" office:value="0.0252927400468384" calcext:value-type="float">
            <text:p>0.0252927400468384</text:p>
          </table:table-cell>
          <table:table-cell office:value-type="float" office:value="0.0262326937090114" calcext:value-type="float">
            <text:p>0.0262326937090114</text:p>
          </table:table-cell>
          <table:table-cell office:value-type="float" office:value="0.0257541433170383" calcext:value-type="float">
            <text:p>0.0257541433170383</text:p>
          </table:table-cell>
          <table:table-cell office:value-type="float" office:value="108" calcext:value-type="float">
            <text:p>108</text:p>
          </table:table-cell>
          <table:table-cell office:value-type="float" office:value="11445" calcext:value-type="float">
            <text:p>11445</text:p>
          </table:table-cell>
          <table:table-cell office:value-type="float" office:value="4009" calcext:value-type="float">
            <text:p>4009</text:p>
          </table:table-cell>
          <table:table-cell office:value-type="float" office:value="0.00934822124123604" calcext:value-type="float">
            <text:p>0.00934822124123604</text:p>
          </table:table-cell>
          <table:table-cell office:value-type="float" office:value="0.0262326937090114" calcext:value-type="float">
            <text:p>0.0262326937090114</text:p>
          </table:table-cell>
          <table:table-cell office:value-type="float" office:value="0.013784301212508" calcext:value-type="float">
            <text:p>0.01378430121250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IFNG-signaling-activates-MAPKs-(kBase.sif mitad de kbSif)'</text:p>
          </table:table-cell>
          <table:table-cell office:value-type="float" office:value="49" calcext:value-type="float">
            <text:p>49</text:p>
          </table:table-cell>
          <table:table-cell office:value-type="float" office:value="2910" calcext:value-type="float">
            <text:p>2910</text:p>
          </table:table-cell>
          <table:table-cell office:value-type="float" office:value="15" calcext:value-type="float">
            <text:p>15</text:p>
          </table:table-cell>
          <table:table-cell office:value-type="float" office:value="0.0165596485299088" calcext:value-type="float">
            <text:p>0.0165596485299088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0324181276877274" calcext:value-type="float">
            <text:p>0.0324181276877274</text:p>
          </table:table-cell>
          <table:table-cell office:value-type="float" office:value="49" calcext:value-type="float">
            <text:p>49</text:p>
          </table:table-cell>
          <table:table-cell office:value-type="float" office:value="13016" calcext:value-type="float">
            <text:p>13016</text:p>
          </table:table-cell>
          <table:table-cell office:value-type="float" office:value="15" calcext:value-type="float">
            <text:p>15</text:p>
          </table:table-cell>
          <table:table-cell office:value-type="float" office:value="0.00375047837734405" calcext:value-type="float">
            <text:p>0.00375047837734405</text:p>
          </table:table-cell>
          <table:table-cell office:value-type="float" office:value="0.765625" calcext:value-type="float">
            <text:p>0.765625</text:p>
          </table:table-cell>
          <table:table-cell office:value-type="float" office:value="0.00746439180440247" calcext:value-type="float">
            <text:p>0.0074643918044024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Interferon-alpha-beta-signaling-(failing)'</text:p>
          </table:table-cell>
          <table:table-cell office:value-type="float" office:value="447" calcext:value-type="float">
            <text:p>447</text:p>
          </table:table-cell>
          <table:table-cell office:value-type="float" office:value="17368" calcext:value-type="float">
            <text:p>17368</text:p>
          </table:table-cell>
          <table:table-cell office:value-type="float" office:value="626" calcext:value-type="float">
            <text:p>626</text:p>
          </table:table-cell>
          <table:table-cell office:value-type="float" office:value="0.0250912152680326" calcext:value-type="float">
            <text:p>0.0250912152680326</text:p>
          </table:table-cell>
          <table:table-cell office:value-type="float" office:value="0.416589002795899" calcext:value-type="float">
            <text:p>0.416589002795899</text:p>
          </table:table-cell>
          <table:table-cell office:value-type="float" office:value="0.0473316391359593" calcext:value-type="float">
            <text:p>0.0473316391359593</text:p>
          </table:table-cell>
          <table:table-cell office:value-type="float" office:value="447" calcext:value-type="float">
            <text:p>447</text:p>
          </table:table-cell>
          <table:table-cell office:value-type="float" office:value="86669" calcext:value-type="float">
            <text:p>86669</text:p>
          </table:table-cell>
          <table:table-cell office:value-type="float" office:value="626" calcext:value-type="float">
            <text:p>626</text:p>
          </table:table-cell>
          <table:table-cell office:value-type="float" office:value="0.00513108958170715" calcext:value-type="float">
            <text:p>0.00513108958170715</text:p>
          </table:table-cell>
          <table:table-cell office:value-type="float" office:value="0.416589002795899" calcext:value-type="float">
            <text:p>0.416589002795899</text:p>
          </table:table-cell>
          <table:table-cell office:value-type="float" office:value="0.0101373187132182" calcext:value-type="float">
            <text:p>0.010137318713218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Interleukin-2-signaling-(failing)'</text:p>
          </table:table-cell>
          <table:table-cell office:value-type="float" office:value="188" calcext:value-type="float">
            <text:p>188</text:p>
          </table:table-cell>
          <table:table-cell office:value-type="float" office:value="6440" calcext:value-type="float">
            <text:p>6440</text:p>
          </table:table-cell>
          <table:table-cell office:value-type="float" office:value="16" calcext:value-type="float">
            <text:p>16</text:p>
          </table:table-cell>
          <table:table-cell office:value-type="float" office:value="0.0283645141822571" calcext:value-type="float">
            <text:p>0.0283645141822571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0.0550351288056206" calcext:value-type="float">
            <text:p>0.0550351288056206</text:p>
          </table:table-cell>
          <table:table-cell office:value-type="float" office:value="188" calcext:value-type="float">
            <text:p>188</text:p>
          </table:table-cell>
          <table:table-cell office:value-type="float" office:value="23771" calcext:value-type="float">
            <text:p>23771</text:p>
          </table:table-cell>
          <table:table-cell office:value-type="float" office:value="16" calcext:value-type="float">
            <text:p>16</text:p>
          </table:table-cell>
          <table:table-cell office:value-type="float" office:value="0.00784673817772027" calcext:value-type="float">
            <text:p>0.0078467381777202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0.0155609816661838" calcext:value-type="float">
            <text:p>0.015560981666183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itochondrial-fatty-acid-beta-oxidation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office:value-type="float" office:value="103" calcext:value-type="float">
            <text:p>103</text:p>
          </table:table-cell>
          <table:table-cell office:value-type="float" office:value="0.000486854917234664" calcext:value-type="float">
            <text:p>0.000486854917234664</text:p>
          </table:table-cell>
          <table:table-cell office:value-type="float" office:value="0.00961538461538462" calcext:value-type="float">
            <text:p>0.00961538461538462</text:p>
          </table:table-cell>
          <table:table-cell office:value-type="float" office:value="0.00092678405931418" calcext:value-type="float">
            <text:p>0.00092678405931418</text:p>
          </table:table-cell>
          <table:table-cell office:value-type="float" office:value="1" calcext:value-type="float">
            <text:p>1</text:p>
          </table:table-cell>
          <table:table-cell office:value-type="float" office:value="44582" calcext:value-type="float">
            <text:p>44582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0.0000224300742435457" calcext:value-type="float">
            <text:p>2.24E-05</text:p>
          </table:table-cell>
          <table:table-cell office:value-type="float" office:value="0.00961538461538462" calcext:value-type="float">
            <text:p>0.00961538461538462</text:p>
          </table:table-cell>
          <table:table-cell table:style-name="ce17" office:value-type="float" office:value="0.000044755745518831" calcext:value-type="float">
            <text:p>4.48E-0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egative-regulation-of-FGFR1-signaling</text:p>
          </table:table-cell>
          <table:table-cell office:value-type="float" office:value="157" calcext:value-type="float">
            <text:p>157</text:p>
          </table:table-cell>
          <table:table-cell office:value-type="float" office:value="10188" calcext:value-type="float">
            <text:p>10188</text:p>
          </table:table-cell>
          <table:table-cell office:value-type="float" office:value="140" calcext:value-type="float">
            <text:p>140</text:p>
          </table:table-cell>
          <table:table-cell office:value-type="float" office:value="0.0151764137264379" calcext:value-type="float">
            <text:p>0.0151764137264379</text:p>
          </table:table-cell>
          <table:table-cell office:value-type="float" office:value="0.528619528619529" calcext:value-type="float">
            <text:p>0.528619528619529</text:p>
          </table:table-cell>
          <table:table-cell office:value-type="float" office:value="0.0295057320052622" calcext:value-type="float">
            <text:p>0.0295057320052622</text:p>
          </table:table-cell>
          <table:table-cell office:value-type="float" office:value="157" calcext:value-type="float">
            <text:p>157</text:p>
          </table:table-cell>
          <table:table-cell office:value-type="float" office:value="33398" calcext:value-type="float">
            <text:p>33398</text:p>
          </table:table-cell>
          <table:table-cell office:value-type="float" office:value="140" calcext:value-type="float">
            <text:p>140</text:p>
          </table:table-cell>
          <table:table-cell office:value-type="float" office:value="0.00467888541201013" calcext:value-type="float">
            <text:p>0.00467888541201013</text:p>
          </table:table-cell>
          <table:table-cell office:value-type="float" office:value="0.528619528619529" calcext:value-type="float">
            <text:p>0.528619528619529</text:p>
          </table:table-cell>
          <table:table-cell office:value-type="float" office:value="0.00927567056599315" calcext:value-type="float">
            <text:p>0.009275670565993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egative-regulation-of-MAPK</text:p>
          </table:table-cell>
          <table:table-cell office:value-type="float" office:value="84" calcext:value-type="float">
            <text:p>84</text:p>
          </table:table-cell>
          <table:table-cell office:value-type="float" office:value="4851" calcext:value-type="float">
            <text:p>4851</text:p>
          </table:table-cell>
          <table:table-cell office:value-type="float" office:value="165" calcext:value-type="float">
            <text:p>165</text:p>
          </table:table-cell>
          <table:table-cell office:value-type="float" office:value="0.0170212765957447" calcext:value-type="float">
            <text:p>0.0170212765957447</text:p>
          </table:table-cell>
          <table:table-cell office:value-type="float" office:value="0.337349397590361" calcext:value-type="float">
            <text:p>0.337349397590361</text:p>
          </table:table-cell>
          <table:table-cell office:value-type="float" office:value="0.0324074074074074" calcext:value-type="float">
            <text:p>0.0324074074074074</text:p>
          </table:table-cell>
          <table:table-cell office:value-type="float" office:value="84" calcext:value-type="float">
            <text:p>84</text:p>
          </table:table-cell>
          <table:table-cell office:value-type="float" office:value="15550" calcext:value-type="float">
            <text:p>15550</text:p>
          </table:table-cell>
          <table:table-cell office:value-type="float" office:value="165" calcext:value-type="float">
            <text:p>165</text:p>
          </table:table-cell>
          <table:table-cell office:value-type="float" office:value="0.005372905206601" calcext:value-type="float">
            <text:p>0.005372905206601</text:p>
          </table:table-cell>
          <table:table-cell office:value-type="float" office:value="0.337349397590361" calcext:value-type="float">
            <text:p>0.337349397590361</text:p>
          </table:table-cell>
          <table:table-cell office:value-type="float" office:value="0.0105773468488321" calcext:value-type="float">
            <text:p>0.01057734684883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FE2L2-regulates-pentose-phosphate-pathway-genes</text:p>
          </table:table-cell>
          <table:table-cell office:value-type="float" office:value="9" calcext:value-type="float">
            <text:p>9</text:p>
          </table:table-cell>
          <table:table-cell office:value-type="float" office:value="2227" calcext:value-type="float">
            <text:p>2227</text:p>
          </table:table-cell>
          <table:table-cell office:value-type="float" office:value="5" calcext:value-type="float">
            <text:p>5</text:p>
          </table:table-cell>
          <table:table-cell office:value-type="float" office:value="0.00402504472271914" calcext:value-type="float">
            <text:p>0.00402504472271914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008" calcext:value-type="float">
            <text:p>0.008</text:p>
          </table:table-cell>
          <table:table-cell office:value-type="float" office:value="9" calcext:value-type="float">
            <text:p>9</text:p>
          </table:table-cell>
          <table:table-cell office:value-type="float" office:value="9470" calcext:value-type="float">
            <text:p>9470</text:p>
          </table:table-cell>
          <table:table-cell office:value-type="float" office:value="5" calcext:value-type="float">
            <text:p>5</text:p>
          </table:table-cell>
          <table:table-cell office:value-type="float" office:value="0.000949467243380103" calcext:value-type="float">
            <text:p>0.000949467243380103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00189613399346887" calcext:value-type="float">
            <text:p>0.0018961339934688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Paradoxical-activation-of-RAF-signaling-by-kinase-inactive-BRAF-(failing)'</text:p>
          </table:table-cell>
          <table:table-cell office:value-type="float" office:value="509" calcext:value-type="float">
            <text:p>509</text:p>
          </table:table-cell>
          <table:table-cell office:value-type="float" office:value="17386" calcext:value-type="float">
            <text:p>17386</text:p>
          </table:table-cell>
          <table:table-cell office:value-type="float" office:value="558" calcext:value-type="float">
            <text:p>558</text:p>
          </table:table-cell>
          <table:table-cell office:value-type="float" office:value="0.0284436993573624" calcext:value-type="float">
            <text:p>0.0284436993573624</text:p>
          </table:table-cell>
          <table:table-cell office:value-type="float" office:value="0.477038425492034" calcext:value-type="float">
            <text:p>0.477038425492034</text:p>
          </table:table-cell>
          <table:table-cell office:value-type="float" office:value="0.0536863200084379" calcext:value-type="float">
            <text:p>0.0536863200084379</text:p>
          </table:table-cell>
          <table:table-cell office:value-type="float" office:value="509" calcext:value-type="float">
            <text:p>509</text:p>
          </table:table-cell>
          <table:table-cell office:value-type="float" office:value="73012" calcext:value-type="float">
            <text:p>73012</text:p>
          </table:table-cell>
          <table:table-cell office:value-type="float" office:value="558" calcext:value-type="float">
            <text:p>558</text:p>
          </table:table-cell>
          <table:table-cell office:value-type="float" office:value="0.00692319201316631" calcext:value-type="float">
            <text:p>0.00692319201316631</text:p>
          </table:table-cell>
          <table:table-cell office:value-type="float" office:value="0.477038425492034" calcext:value-type="float">
            <text:p>0.477038425492034</text:p>
          </table:table-cell>
          <table:table-cell office:value-type="float" office:value="0.0136483080388266" calcext:value-type="float">
            <text:p>0.013648308038826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'Pentose-phosphate-cycle-(Pentose-phosphate-cycle)'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undefined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47" calcext:value-type="float">
            <text:p>1047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undefined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gulation-of-NFE2L2-gene-expression</text:p>
          </table:table-cell>
          <table:table-cell office:value-type="float" office:value="35" calcext:value-type="float">
            <text:p>35</text:p>
          </table:table-cell>
          <table:table-cell office:value-type="float" office:value="14281" calcext:value-type="float">
            <text:p>14281</text:p>
          </table:table-cell>
          <table:table-cell office:value-type="float" office:value="1" calcext:value-type="float">
            <text:p>1</text:p>
          </table:table-cell>
          <table:table-cell office:value-type="float" office:value="0.00244481698798547" calcext:value-type="float">
            <text:p>0.00244481698798547</text:p>
          </table:table-cell>
          <table:table-cell office:value-type="float" office:value="0.972222222222222" calcext:value-type="float">
            <text:p>0.972222222222222</text:p>
          </table:table-cell>
          <table:table-cell office:value-type="float" office:value="0.00487736900780379" calcext:value-type="float">
            <text:p>0.00487736900780379</text:p>
          </table:table-cell>
          <table:table-cell office:value-type="float" office:value="35" calcext:value-type="float">
            <text:p>35</text:p>
          </table:table-cell>
          <table:table-cell office:value-type="float" office:value="77692" calcext:value-type="float">
            <text:p>77692</text:p>
          </table:table-cell>
          <table:table-cell office:value-type="float" office:value="1" calcext:value-type="float">
            <text:p>1</text:p>
          </table:table-cell>
          <table:table-cell office:value-type="float" office:value="0.000450293977639688" calcext:value-type="float">
            <text:p>0.000450293977639688</text:p>
          </table:table-cell>
          <table:table-cell office:value-type="float" office:value="0.972222222222222" calcext:value-type="float">
            <text:p>0.972222222222222</text:p>
          </table:table-cell>
          <table:table-cell office:value-type="float" office:value="0.000900171032496174" calcext:value-type="float">
            <text:p>0.00090017103249617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gulation_of_telomerase</text:p>
          </table:table-cell>
          <table:table-cell office:value-type="float" office:value="275" calcext:value-type="float">
            <text:p>275</text:p>
          </table:table-cell>
          <table:table-cell office:value-type="float" office:value="63393" calcext:value-type="float">
            <text:p>63393</text:p>
          </table:table-cell>
          <table:table-cell office:value-type="float" office:value="95" calcext:value-type="float">
            <text:p>95</text:p>
          </table:table-cell>
          <table:table-cell office:value-type="float" office:value="0.00431928127159641" calcext:value-type="float">
            <text:p>0.00431928127159641</text:p>
          </table:table-cell>
          <table:table-cell office:value-type="float" office:value="0.743243243243243" calcext:value-type="float">
            <text:p>0.743243243243243</text:p>
          </table:table-cell>
          <table:table-cell office:value-type="float" office:value="0.00858865048877229" calcext:value-type="float">
            <text:p>0.0085886504887722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RS-CoV-1-activates-modulates-innate-immune-responses</text:p>
          </table:table-cell>
          <table:table-cell office:value-type="float" office:value="23" calcext:value-type="float">
            <text:p>23</text:p>
          </table:table-cell>
          <table:table-cell office:value-type="float" office:value="6474" calcext:value-type="float">
            <text:p>6474</text:p>
          </table:table-cell>
          <table:table-cell office:value-type="float" office:value="10" calcext:value-type="float">
            <text:p>10</text:p>
          </table:table-cell>
          <table:table-cell office:value-type="float" office:value="0.00354009542865938" calcext:value-type="float">
            <text:p>0.00354009542865938</text:p>
          </table:table-cell>
          <table:table-cell office:value-type="float" office:value="0.696969696969697" calcext:value-type="float">
            <text:p>0.696969696969697</text:p>
          </table:table-cell>
          <table:table-cell office:value-type="float" office:value="0.00704441041347626" calcext:value-type="float">
            <text:p>0.007044410413476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RS-CoV-1-modulates-host-translation-machinery</text:p>
          </table:table-cell>
          <table:table-cell office:value-type="float" office:value="27" calcext:value-type="float">
            <text:p>27</text:p>
          </table:table-cell>
          <table:table-cell office:value-type="float" office:value="3437" calcext:value-type="float">
            <text:p>3437</text:p>
          </table:table-cell>
          <table:table-cell office:value-type="float" office:value="565" calcext:value-type="float">
            <text:p>565</text:p>
          </table:table-cell>
          <table:table-cell office:value-type="float" office:value="0.00779445727482679" calcext:value-type="float">
            <text:p>0.00779445727482679</text:p>
          </table:table-cell>
          <table:table-cell office:value-type="float" office:value="0.0456081081081081" calcext:value-type="float">
            <text:p>0.0456081081081081</text:p>
          </table:table-cell>
          <table:table-cell office:value-type="float" office:value="0.0133136094674556" calcext:value-type="float">
            <text:p>0.013313609467455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RS-COV-2-ATTACHMENT-ENTRY</text:p>
          </table:table-cell>
          <table:table-cell office:value-type="float" office:value="30" calcext:value-type="float">
            <text:p>30</text:p>
          </table:table-cell>
          <table:table-cell office:value-type="float" office:value="9312" calcext:value-type="float">
            <text:p>9312</text:p>
          </table:table-cell>
          <table:table-cell office:value-type="float" office:value="311" calcext:value-type="float">
            <text:p>311</text:p>
          </table:table-cell>
          <table:table-cell office:value-type="float" office:value="0.00321130378933847" calcext:value-type="float">
            <text:p>0.00321130378933847</text:p>
          </table:table-cell>
          <table:table-cell office:value-type="float" office:value="0.0879765395894428" calcext:value-type="float">
            <text:p>0.0879765395894428</text:p>
          </table:table-cell>
          <table:table-cell office:value-type="float" office:value="0.00619642672725395" calcext:value-type="float">
            <text:p>0.0061964267272539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RS-COV-2-AUTOPHAGY</text:p>
          </table:table-cell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15" calcext:value-type="float">
            <text:p>15</text:p>
          </table:table-cell>
          <table:table-cell office:value-type="float" office:value="0.0666666666666667" calcext:value-type="float">
            <text:p>0.0666666666666667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118811881188119" calcext:value-type="float">
            <text:p>0.11881188118811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RS-COV-2-Maturation-of-spike-protein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0.0285714285714286" calcext:value-type="float">
            <text:p>0.0285714285714286</text:p>
          </table:table-cell>
          <table:table-cell office:value-type="float" office:value="0.0266666666666667" calcext:value-type="float">
            <text:p>0.0266666666666667</text:p>
          </table:table-cell>
          <table:table-cell office:value-type="float" office:value="0.0275862068965517" calcext:value-type="float">
            <text:p>0.02758620689655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RS-COV-2-modulates-host-translation</text:p>
          </table:table-cell>
          <table:table-cell office:value-type="float" office:value="56" calcext:value-type="float">
            <text:p>56</text:p>
          </table:table-cell>
          <table:table-cell office:value-type="float" office:value="3242" calcext:value-type="float">
            <text:p>3242</text:p>
          </table:table-cell>
          <table:table-cell office:value-type="float" office:value="681" calcext:value-type="float">
            <text:p>681</text:p>
          </table:table-cell>
          <table:table-cell office:value-type="float" office:value="0.0169799878714372" calcext:value-type="float">
            <text:p>0.0169799878714372</text:p>
          </table:table-cell>
          <table:table-cell office:value-type="float" office:value="0.0759837177747626" calcext:value-type="float">
            <text:p>0.0759837177747626</text:p>
          </table:table-cell>
          <table:table-cell office:value-type="float" office:value="0.0277571251548947" calcext:value-type="float">
            <text:p>0.027757125154894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RS-COV-2-Translation-of-Replicase-and-Assembly-of-the-Replication-Transcription-Complex</text:p>
          </table:table-cell>
          <table:table-cell office:value-type="float" office:value="42" calcext:value-type="float">
            <text:p>42</text:p>
          </table:table-cell>
          <table:table-cell office:value-type="float" office:value="1753" calcext:value-type="float">
            <text:p>1753</text:p>
          </table:table-cell>
          <table:table-cell office:value-type="float" office:value="29" calcext:value-type="float">
            <text:p>29</text:p>
          </table:table-cell>
          <table:table-cell office:value-type="float" office:value="0.0233983286908078" calcext:value-type="float">
            <text:p>0.0233983286908078</text:p>
          </table:table-cell>
          <table:table-cell office:value-type="float" office:value="0.591549295774648" calcext:value-type="float">
            <text:p>0.591549295774648</text:p>
          </table:table-cell>
          <table:table-cell office:value-type="float" office:value="0.045016077170418" calcext:value-type="float">
            <text:p>0.0450160771704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enocysteine-synthesis</text:p>
          </table:table-cell>
          <table:table-cell office:value-type="float" office:value="151" calcext:value-type="float">
            <text:p>151</text:p>
          </table:table-cell>
          <table:table-cell office:value-type="float" office:value="7473" calcext:value-type="float">
            <text:p>7473</text:p>
          </table:table-cell>
          <table:table-cell office:value-type="float" office:value="4132" calcext:value-type="float">
            <text:p>4132</text:p>
          </table:table-cell>
          <table:table-cell office:value-type="float" office:value="0.0198058761804827" calcext:value-type="float">
            <text:p>0.0198058761804827</text:p>
          </table:table-cell>
          <table:table-cell office:value-type="float" office:value="0.0352556619192155" calcext:value-type="float">
            <text:p>0.0352556619192155</text:p>
          </table:table-cell>
          <table:table-cell office:value-type="float" office:value="0.0253632317124381" calcext:value-type="float">
            <text:p>0.025363231712438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'Signaling-downstream-of-RAS-mutants-(failing)'</text:p>
          </table:table-cell>
          <table:table-cell office:value-type="float" office:value="415" calcext:value-type="float">
            <text:p>415</text:p>
          </table:table-cell>
          <table:table-cell office:value-type="float" office:value="11989" calcext:value-type="float">
            <text:p>11989</text:p>
          </table:table-cell>
          <table:table-cell office:value-type="float" office:value="584" calcext:value-type="float">
            <text:p>584</text:p>
          </table:table-cell>
          <table:table-cell office:value-type="float" office:value="0.0334569493711706" calcext:value-type="float">
            <text:p>0.0334569493711706</text:p>
          </table:table-cell>
          <table:table-cell office:value-type="float" office:value="0.415415415415415" calcext:value-type="float">
            <text:p>0.415415415415415</text:p>
          </table:table-cell>
          <table:table-cell office:value-type="float" office:value="0.0619264343803626" calcext:value-type="float">
            <text:p>0.06192643438036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gnalling-to-RAS</text:p>
          </table:table-cell>
          <table:table-cell office:value-type="float" office:value="41" calcext:value-type="float">
            <text:p>41</text:p>
          </table:table-cell>
          <table:table-cell office:value-type="float" office:value="30423" calcext:value-type="float">
            <text:p>30423</text:p>
          </table:table-cell>
          <table:table-cell office:value-type="float" office:value="13" calcext:value-type="float">
            <text:p>13</text:p>
          </table:table-cell>
          <table:table-cell office:value-type="float" office:value="0.00134585084033613" calcext:value-type="float">
            <text:p>0.00134585084033613</text:p>
          </table:table-cell>
          <table:table-cell office:value-type="float" office:value="0.759259259259259" calcext:value-type="float">
            <text:p>0.759259259259259</text:p>
          </table:table-cell>
          <table:table-cell office:value-type="float" office:value="0.00268693885575726" calcext:value-type="float">
            <text:p>0.0026869388557572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pry-regulation-of-FGF-signaling</text:p>
          </table:table-cell>
          <table:table-cell office:value-type="float" office:value="31" calcext:value-type="float">
            <text:p>31</text:p>
          </table:table-cell>
          <table:table-cell office:value-type="float" office:value="3259" calcext:value-type="float">
            <text:p>3259</text:p>
          </table:table-cell>
          <table:table-cell office:value-type="float" office:value="27" calcext:value-type="float">
            <text:p>27</text:p>
          </table:table-cell>
          <table:table-cell office:value-type="float" office:value="0.00942249240121581" calcext:value-type="float">
            <text:p>0.00942249240121581</text:p>
          </table:table-cell>
          <table:table-cell office:value-type="float" office:value="0.53448275862069" calcext:value-type="float">
            <text:p>0.53448275862069</text:p>
          </table:table-cell>
          <table:table-cell office:value-type="float" office:value="0.0185185185185185" calcext:value-type="float">
            <text:p>0.018518518518518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perpathway-of-D-myo-inositol-1-4-5-trisphosphate-metabolism</text:p>
          </table:table-cell>
          <table:table-cell office:value-type="float" office:value="5" calcext:value-type="float">
            <text:p>5</text:p>
          </table:table-cell>
          <table:table-cell office:value-type="float" office:value="4832" calcext:value-type="float">
            <text:p>4832</text:p>
          </table:table-cell>
          <table:table-cell office:value-type="float" office:value="133" calcext:value-type="float">
            <text:p>133</text:p>
          </table:table-cell>
          <table:table-cell office:value-type="float" office:value="0.00103369857349597" calcext:value-type="float">
            <text:p>0.00103369857349597</text:p>
          </table:table-cell>
          <table:table-cell office:value-type="float" office:value="0.036231884057971" calcext:value-type="float">
            <text:p>0.036231884057971</text:p>
          </table:table-cell>
          <table:table-cell office:value-type="float" office:value="0.00201005025125628" calcext:value-type="float">
            <text:p>0.0020100502512562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'TRAF3-dependent-IRF-activation-pathway-(failing)'</text:p>
          </table:table-cell>
          <table:table-cell office:value-type="float" office:value="138" calcext:value-type="float">
            <text:p>138</text:p>
          </table:table-cell>
          <table:table-cell office:value-type="float" office:value="6427" calcext:value-type="float">
            <text:p>6427</text:p>
          </table:table-cell>
          <table:table-cell office:value-type="float" office:value="29" calcext:value-type="float">
            <text:p>29</text:p>
          </table:table-cell>
          <table:table-cell office:value-type="float" office:value="0.021020563594821" calcext:value-type="float">
            <text:p>0.021020563594821</text:p>
          </table:table-cell>
          <table:table-cell office:value-type="float" office:value="0.826347305389222" calcext:value-type="float">
            <text:p>0.826347305389222</text:p>
          </table:table-cell>
          <table:table-cell office:value-type="float" office:value="0.0409982174688057" calcext:value-type="float">
            <text:p>0.040998217468805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-Golgi</text:p>
          </table:table-cell>
          <table:table-cell office:value-type="float" office:value="32" calcext:value-type="float">
            <text:p>32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 office:value-type="float" office:value="0.0275150472914875" calcext:value-type="float">
            <text:p>0.0275150472914875</text:p>
          </table:table-cell>
          <table:table-cell office:value-type="float" office:value="1" calcext:value-type="float">
            <text:p>1</text:p>
          </table:table-cell>
          <table:table-cell office:value-type="float" office:value="0.0535564853556485" calcext:value-type="float">
            <text:p>0.0535564853556485</text:p>
          </table:table-cell>
          <table:table-cell table:number-columns-repeated="16377"/>
        </table:table-row>
        <table:table-row table:style-name="ro1">
          <table:table-cell/>
          <table:table-cell table:style-name="Default" table:formula="of:=SUM([.B2:.B31])" office:value-type="float" office:value="2985" calcext:value-type="float">
            <text:p>2985</text:p>
          </table:table-cell>
          <table:table-cell table:style-name="Default" table:formula="of:=SUM([.C2:.C31])" office:value-type="float" office:value="252486" calcext:value-type="float">
            <text:p>252486</text:p>
          </table:table-cell>
          <table:table-cell table:style-name="Default" table:formula="of:=SUM([.D2:.D31])" office:value-type="float" office:value="12751" calcext:value-type="float">
            <text:p>12751</text:p>
          </table:table-cell>
          <table:table-cell table:style-name="Default" table:formula="of:=[.B32]/([.B32]+[.C32])" office:value-type="float" office:value="0.0116843007621217" calcext:value-type="float">
            <text:p>0.0116843007621217</text:p>
          </table:table-cell>
          <table:table-cell table:style-name="Default" table:formula="of:=[.B32]/([.B32]+[.D32])" office:value-type="float" office:value="0.18969242501271" calcext:value-type="float">
            <text:p>0.18969242501271</text:p>
          </table:table-cell>
          <table:table-cell table:style-name="Default" table:formula="of:=2*[.E32]*[.F32]/([.E32]+[.F32])" office:value-type="float" office:value="0.0220127061617141" calcext:value-type="float">
            <text:p>0.0220127061617141</text:p>
          </table:table-cell>
          <table:table-cell table:style-name="Default" table:number-columns-repeated="6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style-name="Default" table:formula="of:=AVERAGE([.G2:.G31])" office:value-type="float" office:value="0.0278176085652863" calcext:value-type="float">
            <text:p>0.0278176085652863</text:p>
          </table:table-cell>
          <table:table-cell table:style-name="Default" table:number-columns-repeated="6"/>
          <table:table-cell table:number-columns-repeated="16371"/>
        </table:table-row>
        <table:table-row table:style-name="ro1">
          <table:table-cell/>
          <table:table-cell table:style-name="Default" table:number-columns-repeated="5"/>
          <table:table-cell table:style-name="Default" table:formula="of:=VAR([.G2:.G31])" office:value-type="float" office:value="0.000643288735634811" calcext:value-type="float">
            <text:p>0.000643288735634811</text:p>
          </table:table-cell>
          <table:table-cell table:style-name="Default" table:number-columns-repeated="6"/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9:50:54.4159280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0:59:18.948164088</meta:creation-date>
    <dc:date>2025-12-06T22:27:16.189331722</dc:date>
    <meta:editing-duration>PT3H9M16S</meta:editing-duration>
    <meta:editing-cycles>33</meta:editing-cycles>
    <meta:generator>LibreOffice/24.2.7.2$Linux_X86_64 LibreOffice_project/420$Build-2</meta:generator>
    <meta:document-statistic meta:table-count="1" meta:cell-count="321" meta:object-count="0"/>
  </office:meta>
</office:document-meta>
</file>